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2000000A7F9B36A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26.5cm" svg:height="43cm" svg:x="8cm" svg:y="7.5cm">
            <text:p text:style-name="P1">Boden</text:p>
          </draw:rect>
          <draw:rect draw:style-name="gr2" draw:text-style-name="P1" draw:layer="layout" svg:width="5.5cm" svg:height="43cm" svg:x="34.5cm" svg:y="7.5cm">
            <text:p/>
          </draw:rect>
          <draw:rect draw:style-name="gr2" draw:text-style-name="P1" draw:layer="layout" svg:width="5.5cm" svg:height="43cm" svg:x="2.5cm" svg:y="7.5cm">
            <text:p/>
          </draw:rect>
          <draw:rect draw:style-name="gr2" draw:text-style-name="P1" draw:layer="layout" svg:width="26.5cm" svg:height="5.5cm" svg:x="8cm" svg:y="2cm">
            <text:p/>
          </draw:rect>
          <draw:rect draw:style-name="gr2" draw:text-style-name="P1" draw:layer="layout" svg:width="26.5cm" svg:height="5.5cm" svg:x="8cm" svg:y="50.5cm">
            <text:p/>
          </draw:rect>
        </draw:g>
      </draw:page>
      <draw:page draw:name="page2" draw:style-name="dp1" draw:master-page-name="Standard">
        <draw:g>
          <draw:rect draw:style-name="gr1" draw:text-style-name="P1" draw:layer="layout" svg:width="26.7cm" svg:height="43.2cm" svg:x="8cm" svg:y="7.5cm">
            <text:p text:style-name="P1">Deckel</text:p>
          </draw:rect>
          <draw:rect draw:style-name="gr2" draw:text-style-name="P1" draw:layer="layout" svg:width="5.5cm" svg:height="43.2cm" svg:x="34.7cm" svg:y="7.5cm">
            <text:p/>
          </draw:rect>
          <draw:rect draw:style-name="gr2" draw:text-style-name="P1" draw:layer="layout" svg:width="5.5cm" svg:height="43.2cm" svg:x="2.5cm" svg:y="7.5cm">
            <text:p/>
          </draw:rect>
          <draw:rect draw:style-name="gr2" draw:text-style-name="P1" draw:layer="layout" svg:width="26.7cm" svg:height="5.5cm" svg:x="8cm" svg:y="2cm">
            <text:p/>
          </draw:rect>
          <draw:rect draw:style-name="gr2" draw:text-style-name="P1" draw:layer="layout" svg:width="26.7cm" svg:height="5.5cm" svg:x="8cm" svg:y="50.7cm">
            <text:p/>
          </draw:rect>
        </draw:g>
      </draw:page>
      <draw:page draw:name="page3" draw:style-name="dp1" draw:master-page-name="Standard">
        <draw:frame draw:style-name="gr3" draw:text-style-name="P1" draw:layer="layout" svg:width="57.4cm" svg:height="5.5cm" draw:transform="rotate (1.5707963267946) translate (1cm 58.4cm)">
          <draw:image xlink:href="Pictures/1000000000000272000000A7F9B36AC1.png" xlink:type="simple" xlink:show="embed" xlink:actuate="onLoad">
            <text:p/>
          </draw:image>
        </draw:frame>
        <draw:frame draw:style-name="gr3" draw:text-style-name="P1" draw:layer="layout" svg:width="57.4cm" svg:height="5.5cm" draw:transform="rotate (1.5707963267946) translate (7cm 58.4cm)">
          <draw:image xlink:href="Pictures/1000000000000272000000A7F9B36AC1.png" xlink:type="simple" xlink:show="embed" xlink:actuate="onLoad">
            <text:p/>
          </draw:image>
        </draw:frame>
        <draw:frame draw:style-name="gr3" draw:text-style-name="P1" draw:layer="layout" svg:width="57.4cm" svg:height="5.5cm" draw:transform="rotate (1.5707963267946) translate (13cm 58.4cm)">
          <draw:image xlink:href="Pictures/1000000000000272000000A7F9B36AC1.png" xlink:type="simple" xlink:show="embed" xlink:actuate="onLoad">
            <text:p/>
          </draw:image>
        </draw:frame>
        <draw:frame draw:style-name="gr3" draw:text-style-name="P1" draw:layer="layout" svg:width="57.4cm" svg:height="5.5cm" draw:transform="rotate (1.5707963267946) translate (19cm 58.4cm)">
          <draw:image xlink:href="Pictures/1000000000000272000000A7F9B36AC1.png" xlink:type="simple" xlink:show="embed" xlink:actuate="onLoad">
            <text:p/>
          </draw:image>
        </draw:frame>
        <draw:frame draw:style-name="gr3" draw:text-style-name="P1" draw:layer="layout" svg:width="57.4cm" svg:height="5.5cm" draw:transform="rotate (1.5707963267946) translate (25cm 58.4cm)">
          <draw:image xlink:href="Pictures/1000000000000272000000A7F9B36AC1.png" xlink:type="simple" xlink:show="embed" xlink:actuate="onLoad">
            <text:p/>
          </draw:image>
        </draw:frame>
        <draw:frame draw:style-name="gr3" draw:text-style-name="P1" draw:layer="layout" svg:width="57.4cm" svg:height="5.5cm" draw:transform="rotate (1.5707963267946) translate (31cm 58.4cm)">
          <draw:image xlink:href="Pictures/1000000000000272000000A7F9B36AC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rka Dell'Oro-Friedl</meta:initial-creator>
    <meta:creation-date>2020-03-10T15:52:55.71</meta:creation-date>
    <dc:date>2020-03-10T16:39:54.75</dc:date>
    <dc:creator>Jirka Dell'Oro-Friedl</dc:creator>
    <meta:editing-duration>PT46M58S</meta:editing-duration>
    <meta:editing-cycles>2</meta:editing-cycles>
    <meta:generator>OpenOffice/4.1.5$Win32 OpenOffice.org_project/415m1$Build-9789</meta:generator>
    <meta:document-statistic meta:object-count="18"/>
  </office:meta>
</office:document-meta>
</file>